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H9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4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5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6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number-columns-repeated="2" table:default-cell-style-name="ce3"/>
        <table:table-column table:style-name="co8" table:visibility="collapse" table:number-columns-repeated="2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number-columns-repeated="2" table:default-cell-style-name="ce3"/>
        <table:table-column table:style-name="co10" table:visibility="collapse" table:default-cell-style-name="ce3"/>
        <table:table-column table:style-name="co10" table:number-columns-repeated="981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29" office:value-type="string" calcext:value-type="string" table:number-columns-spanned="3" table:number-rows-spanned="1">
            <text:p>Noten: Einsendeschluss 10.06.2016</text:p>
          </table:table-cell>
          <table:covered-table-cell table:number-columns-repeated="2"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 office:value-type="string" calcext:value-type="string">
            <text:p>__DEM</text:p>
          </table:table-cell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 office:value-type="string" calcext:value-type="string">
            <text:p>_Q12</text:p>
          </table:table-cell>
          <table:table-cell table:style-name="ce4"/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/>
          <table:table-cell table:style-name="ce9" office:value-type="string" calcext:value-type="string">
            <text:p>Freie Kunst</text:p>
          </table:table-cell>
          <table:table-cell table:style-name="ce9" office:value-type="string" calcext:value-type="string">
            <text:p>Kunstgeschichte</text:p>
          </table:table-cell>
          <table:table-cell table:style-name="ce9" table:number-columns-repeated="4"/>
          <table:table-cell table:style-name="ce9" office:value-type="string" calcext:value-type="string">
            <text:p>Steinhauen</text:p>
          </table:table-cell>
          <table:table-cell table:style-name="ce9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 office:value-type="string" calcext:value-type="string">
            <text:p>Φ De-En-Ma</text:p>
          </table:table-cell>
          <table:table-cell table:style-name="ce12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 office:value-type="string" calcext:value-type="string">
            <text:p>Abschluss 12.Kl.</text:p>
          </table:table-cell>
          <table:table-cell table:style-name="ce9"/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401</text:p>
          </table:table-cell>
          <table:table-cell table:style-name="ce8" office:value-type="string" calcext:value-type="string">
            <text:p>Rufus Arnold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3-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17" calcext:value-type="float">
            <text:p>2,1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 office:value-type="string" calcext:value-type="string">
            <text:p>Erw</text:p>
          </table:table-cell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403</text:p>
          </table:table-cell>
          <table:table-cell table:style-name="ce8" office:value-type="string" calcext:value-type="string">
            <text:p>Stefanie Glanzlicht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27" calcext:value-type="float">
            <text:p>3,2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 office:value-type="string" calcext:value-type="string">
            <text:p>RS</text:p>
          </table:table-cell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407</text:p>
          </table:table-cell>
          <table:table-cell table:style-name="ce8" office:value-type="string" calcext:value-type="string">
            <text:p>Lieselotte Lohmeier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1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3.18" calcext:value-type="float">
            <text:p>3,18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 office:value-type="string" calcext:value-type="string">
            <text:p>HS</text:p>
          </table:table-cell>
          <table:table-cell table:style-name="ce46" table:content-validation-name="val6"/>
          <table:table-cell table:number-columns-repeated="98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2:05:41.0478289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6T12:07:09.743249112</dc:date>
    <meta:editing-cycles>44</meta:editing-cycles>
    <meta:editing-duration>PT2M57S</meta:editing-duration>
    <meta:generator>LibreOffice/6.1.5.2$Linux_X86_64 LibreOffice_project/10$Build-2</meta:generator>
    <meta:document-statistic meta:table-count="1" meta:cell-count="127" meta:object-count="0"/>
    <meta:user-defined meta:name="AppVersion">3.0</meta:user-defined>
  </office:meta>
</office:document-meta>
</file>